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621cm" fo:min-width="4.038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2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7.844cm" fo:min-width="4.165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13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0.511cm" fo:min-width="2.898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4cm" fo:min-width="2.802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96cm" fo:min-width="2.823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0.511cm" fo:min-width="2.895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.695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2.67cm" fo:min-width="9.372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572cm" svg:height="1.905cm" svg:x="14.843cm" svg:y="10.01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3.072cm" svg:height="0.962cm" svg:x="15.886cm" svg:y="10.525cm">
            <draw:text-box>
              <text:p>simulator</text:p>
            </draw:text-box>
          </draw:frame>
        </draw:g>
        <draw:custom-shape draw:style-name="gr3" draw:text-style-name="P1" draw:layer="layout" svg:width="4.699cm" svg:height="8.128cm" svg:x="14.843cm" svg:y="12.81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63cm" svg:height="0.962cm" svg:x="15.485cm" svg:y="16.167cm">
          <draw:text-box>
            <text:p>real engine</text:p>
          </draw:text-box>
        </draw:frame>
        <draw:g>
          <draw:custom-shape draw:style-name="gr5" draw:text-style-name="P1" draw:layer="layout" svg:width="3.432cm" svg:height="10.795cm" svg:x="10.652cm" svg:y="10.071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3.302cm" svg:height="1.714cm" svg:x="10.906cm" svg:y="12.943cm">
            <draw:text-box>
              <text:p text:style-name="P3">D-Bus</text:p>
              <text:p text:style-name="P3">interface</text:p>
            </draw:text-box>
          </draw:frame>
        </draw:g>
        <draw:g>
          <draw:custom-shape draw:style-name="gr7" draw:text-style-name="P1" draw:layer="layout" svg:width="4.191cm" svg:height="2.159cm" svg:x="5.572cm" svg:y="14.33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8" draw:text-style-name="P2" draw:layer="layout" svg:width="2.263cm" svg:height="0.962cm" svg:x="6.484cm" svg:y="14.97cm">
            <draw:text-box>
              <text:p>D-Bus</text:p>
            </draw:text-box>
          </draw:frame>
        </draw:g>
        <draw:g>
          <draw:custom-shape draw:style-name="gr9" draw:text-style-name="P1" draw:layer="layout" svg:width="3.429cm" svg:height="10.795cm" svg:x="1.635cm" svg:y="10.144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4" draw:layer="layout" svg:width="2.195cm" svg:height="1.016cm" svg:x="2.27cm" svg:y="13.319cm">
            <draw:text-box>
              <text:p text:style-name="P3">stratis</text:p>
            </draw:text-box>
          </draw:frame>
        </draw:g>
        <draw:custom-shape draw:style-name="gr11" draw:text-style-name="P1" draw:layer="layout" svg:width="9.906cm" svg:height="12.954cm" svg:x="10.144cm" svg:y="8.874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547cm" svg:height="0.962cm" svg:x="10.906cm" svg:y="9.001cm">
          <draw:text-box>
            <text:p>stratis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8T12:26:35.944227845</meta:creation-date>
    <dc:date>2019-07-08T12:49:18.398938860</dc:date>
    <meta:editing-duration>PT11M43S</meta:editing-duration>
    <meta:editing-cycles>2</meta:editing-cycles>
    <meta:generator>LibreOffice/6.1.5.2$Linux_X86_64 LibreOffice_project/10$Build-2</meta:generator>
    <meta:document-statistic meta:object-count="16"/>
  </office:meta>
</office:document-meta>
</file>